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T1"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rganisation de la bibliothèque de la Calandreta</text:p>
      <text:p text:style-name="P2"/>
      <text:p text:style-name="Standard"/>
      <text:p text:style-name="P1">1. Où en sommes-nous ?</text:p>
      <text:p text:style-name="Standard">A ce jour, nous avons vidé la bibliothèque, triés les livres suivant leur genre, et leur état. Il nous faudra un peu de temps pour remettre la bibliothèque complètement en état et traiter tous les livres. Nous vous demandons, à chaque fois que vous ramenez des livres de vos classes, de les mettre dans le carton « retour livres bib » qui se trouve sur le petit meuble à gauche avant d'entrer dans la bibliothèque. Nous pourrons ainsi les traiter au fur et à mesure sans qu'ils soient mélangés au fond déjà traité. En effet, seuls les livres déjà traités dans leur entier sont rangé dans les rayonnages.</text:p>
      <text:p text:style-name="Standard"/>
      <text:p text:style-name="P1">2. Comment sont répartis les livres à ce jour ?</text:p>
      <text:p text:style-name="Standard">Ils sont pour la plupart dans des cartons ! Pour le moment…</text:p>
      <text:p text:style-name="Standard"/>
      <text:p text:style-name="Standard">Nous avons donc séparés les livres par genre et selon leur état, c'est-à-dire :</text:p>
      <text:p text:style-name="Standard"/>
      <text:p text:style-name="Standard">- pour le genre, nous avons séparé albums, documentaires, périodiques, romans, théâtre, conte, poésie ;</text:p>
      <text:p text:style-name="Standard"/>
      <text:p text:style-name="Standard">- concernant leur état, nous avons mis à part les livres en trop mauvais état. Nous vous invitons à regarder ce carton « livres sortis de la bib », qui se trouve dans le couloir, à l'étage. Peut-être souhaiterez-vous en garder certains, ou les utiliser pour découpage par exemple.</text:p>
      <text:p text:style-name="Standard">Nous avons ensuite séparés les livres prêts à être inventoriés et rangés de ceux qui ne le sont pas. Il y a en fait une grande majorité de livres qui ne peuvent pas être rangés de suite dans la bibliothèque car ils ne sont pas couverts, n'ont pas leur cote, ne possède pas la fiche ou bien ont besoin d'être réparés ;</text:p>
      <text:p text:style-name="Standard">- sont donc rangés dans les étagères les livres en assez bon état, couverts, qui ont la cote et une fiche, qui ont le ruban de couleur concernant leur langue (voir plus bas), qui ont été nettoyés et inventoriés informatiquement. Cet inventaire (réalisé avec open office calc), disponible sur le bureau de l'ordinateur de la bibliothèque, pourrait être envoyé aux maîtres par mail. </text:p>
      <text:p text:style-name="Standard"/>
      <text:p text:style-name="Standard">- Les livres dans les classes seront traités ensuite.</text:p>
      <text:p text:style-name="Standard"/>
      <text:p text:style-name="P1">3. La signalétique</text:p>
      <text:p text:style-name="P1"/>
      <text:p text:style-name="Standard">La langue : pour que les professeurs puissent distinguer les livres en occitan de ceux en français et de ceux édités dans une autre langue encore, nous utilisons un ruban de couleur collé <text:span text:style-name="T1">en haut du livre</text:span> (rouge pour l'occitan, jaune pour les autres langues, pas de couleur pour les livres en français).</text:p>
      <text:p text:style-name="Standard"/>
      <text:p text:style-name="Standard">Nous réfléchissons également à la signalétique générale de la bibliothèque. Nous partons du constat que les enfants doivent s'y retrouver facilement pour ranger à peu près au bon endroit les livres.</text:p>
      <text:p text:style-name="Standard"/>
      <text:p text:style-name="Standard"/>
      <text:p text:style-name="Standard">Réflexions en cours autour des propositions de signalétique : </text:p>
      <text:p text:style-name="Standard">Nous avons commencé à réfléchir à un système de couleur, en plus des couleurs utilisées pour marquer la langue. Il pourrait s'agir de coller un ruban de couleur en bas du livre, au-dessus de la cote. </text:p>
      <text:p text:style-name="Standard">Cette couleur (pas plus de 4 ou 5 au total), permettrait de différencier <text:s/>par exemple, les genres. Pour les documentaires, il y pourrait y avoir en plus un numéro correspondant à des grandes thématiques. Ce système de couleur permettrait non seulement aux enfants de repérer rapidement où va le livre, mais également aux adultes rangeant derrière eux de repérer rapidement les livres mal rangés.</text:p>
      <text:p text:style-name="Standard"/>
      <text:p text:style-name="Standard"><text:soft-page-break/>Nous ne mesurons pas totalement vos besoins et vos usages autour de la bibliothèque, aussi avons-nous besoin de vos retours. Peut-être ce travail sur la signalétique pourrait-il se faire avec les enfants ?</text:p>
      <text:p text:style-name="Standard"/>
      <text:p text:style-name="P1">4. le fonctionnement de la bibliothèque une fois celle-ci en état</text:p>
      <text:p text:style-name="P3">- créer une commission bibliothèque ? Il s'agirait de parents qui remettraient en ordre la bibliothèque quelquefois dans l'année, qui enregistraient et traiteraient les nouveaux livres. Ils répareraient également les livres abîmés et refairer un peu de tri et de rangement ;</text:p>
      <text:p text:style-name="P3"/>
      <text:p text:style-name="P3">- former les enfants ? ;</text:p>
      <text:p text:style-name="P3"/>
      <text:p text:style-name="P3">- mettre à part dans des caisses bien visibles et identifiées les livres abîmés / les livres que les enfants n'ont pas su où ranger / ...</text:p>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6-11-29T18:52:56.955695364</meta:creation-date>
    <dc:date>2016-12-01T11:54:36</dc:date>
    <meta:editing-duration>PT00H13M33S</meta:editing-duration>
    <meta:editing-cycles>3</meta:editing-cycles>
    <meta:generator>OpenOffice.org/3.2$Unix OpenOffice.org_project/320m18$Build-9502</meta:generator>
    <dc:creator>Gilles Carbou</dc:creator>
    <meta:document-statistic meta:table-count="0" meta:image-count="0" meta:object-count="0" meta:page-count="2" meta:paragraph-count="22" meta:word-count="669" meta:character-count="3873"/>
  </office:meta>
</office:document-meta>
</file>